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ELEMENT</text:p>
          </table:table-cell>
          <table:table-cell office:value-type="string">
            <text:p>TS*</text:p>
          </table:table-cell>
          <table:table-cell office:value-type="string">
            <text:p>Class</text:p>
          </table:table-cell>
          <table:table-cell office:value-type="string">
            <text:p>WT</text:p>
          </table:table-cell>
          <table:table-cell office:value-type="string">
            <text:p>Mobility</text:p>
          </table:table-cell>
          <table:table-cell office:value-type="string">
            <text:p>Raise</text:p>
          </table:table-cell>
          <table:table-cell office:value-type="string">
            <text:p>Maintain</text:p>
          </table:table-cell>
          <table:table-cell office:value-type="string">
            <text:p>TL</text:p>
          </table:table-cell>
          <table:table-cell table:number-columns-repeated="1016"/>
        </table:table-row>
        <table:table-row table:style-name="ro1">
          <table:table-cell office:value-type="string">
            <text:p>Antitank Gun</text:p>
          </table:table-cell>
          <table:table-cell office:value-type="string">
            <text:p>(100)</text:p>
          </table:table-cell>
          <table:table-cell office:value-type="string">
            <text:p>(Arm)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5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APC</text:p>
          </table:table-cell>
          <table:table-cell office:value-type="string">
            <text:p>100</text:p>
          </table:table-cell>
          <table:table-cell office:value-type="string">
            <text:p>Arm,Cv,F,T1</text:p>
          </table:table-cell>
          <table:table-cell office:value-type="string">
            <text:p>4</text:p>
          </table:table-cell>
          <table:table-cell office:value-type="string">
            <text:p>Mech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Armoured Car</text:p>
          </table:table-cell>
          <table:table-cell office:value-type="string">
            <text:p>40</text:p>
          </table:table-cell>
          <table:table-cell office:value-type="string">
            <text:p>Arm,Cv,F,Rec</text:p>
          </table:table-cell>
          <table:table-cell office:value-type="string">
            <text:p>4</text:p>
          </table:table-cell>
          <table:table-cell office:value-type="string">
            <text:p>Motor</text:p>
          </table:table-cell>
          <table:table-cell office:value-type="string">
            <text:p>120</text:p>
          </table:table-cell>
          <table:table-cell table:number-columns-repeated="2"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Assault Gun</text:p>
          </table:table-cell>
          <table:table-cell office:value-type="string">
            <text:p>100</text:p>
          </table:table-cell>
          <table:table-cell office:value-type="string">
            <text:p>Arm,Art</text:p>
          </table:table-cell>
          <table:table-cell office:value-type="string">
            <text:p>4</text:p>
          </table:table-cell>
          <table:table-cell office:value-type="string">
            <text:p>Mech</text:p>
          </table:table-cell>
          <table:table-cell office:value-type="string">
            <text:p>300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ATGM</text:p>
          </table:table-cell>
          <table:table-cell office:value-type="string">
            <text:p>(240)</text:p>
          </table:table-cell>
          <table:table-cell office:value-type="string">
            <text:p>(Arm)</text:p>
          </table:table-cell>
          <table:table-cell office:value-type="string">
            <text:p>1</text:p>
          </table:table-cell>
          <table:table-cell office:value-type="string">
            <text:p>Foot</text:p>
          </table:table-cell>
          <table:table-cell office:value-type="string">
            <text:p>45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Battlesuits</text:p>
          </table:table-cell>
          <table:table-cell office:value-type="string">
            <text:p>800</text:p>
          </table:table-cell>
          <table:table-cell office:value-type="string">
            <text:p>(Air,Arm),F,Rec</text:p>
          </table:table-cell>
          <table:table-cell office:value-type="string">
            <text:p>1</text:p>
          </table:table-cell>
          <table:table-cell office:value-type="string">
            <text:p>Foot</text:p>
          </table:table-cell>
          <table:table-cell office:value-type="string">
            <text:p>200</text:p>
          </table:table-cell>
          <table:table-cell office:value-type="string">
            <text:p>40</text:p>
          </table:table-cell>
          <table:table-cell office:value-type="string">
            <text:p>9</text:p>
          </table:table-cell>
          <table:table-cell table:number-columns-repeated="1016"/>
        </table:table-row>
        <table:table-row table:style-name="ro2">
          <table:table-cell office:value-type="string">
            <text:p>CEV</text:p>
          </table:table-cell>
          <table:table-cell office:value-type="string">
            <text:p>100</text:p>
          </table:table-cell>
          <table:table-cell office:value-type="string">
            <text:p>Arm,Eng</text:p>
          </table:table-cell>
          <table:table-cell office:value-type="string">
            <text:p>4</text:p>
          </table:table-cell>
          <table:table-cell office:value-type="string">
            <text:p>Mech</text:p>
          </table:table-cell>
          <table:table-cell office:value-type="string">
            <text:p>150</text:p>
          </table:table-cell>
          <table:table-cell office:value-type="string">
            <text:p>7.5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Combat Engineers</text:p>
          </table:table-cell>
          <table:table-cell office:value-type="string">
            <text:p>40</text:p>
          </table:table-cell>
          <table:table-cell office:value-type="string">
            <text:p>Eng,F</text:p>
          </table:table-cell>
          <table:table-cell office:value-type="string">
            <text:p>1</text:p>
          </table:table-cell>
          <table:table-cell office:value-type="string">
            <text:p>Foot</text:p>
          </table:table-cell>
          <table:table-cell office:value-type="string">
            <text:p>60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Command Post</text:p>
          </table:table-cell>
          <table:table-cell office:value-type="string">
            <text:p>(50)</text:p>
          </table:table-cell>
          <table:table-cell office:value-type="string">
            <text:p>C3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Draft Team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2</text:p>
          </table:table-cell>
          <table:table-cell office:value-type="string">
            <text:p>Mtd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Heavy AAA</text:p>
          </table:table-cell>
          <table:table-cell office:value-type="string">
            <text:p>(200)</text:p>
          </table:table-cell>
          <table:table-cell office:value-type="string">
            <text:p>(Air,Arm),F,Rec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Heavy Artillery</text:p>
          </table:table-cell>
          <table:table-cell office:value-type="string">
            <text:p>(300)</text:p>
          </table:table-cell>
          <table:table-cell office:value-type="string">
            <text:p>Art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Heavy Tank</text:p>
          </table:table-cell>
          <table:table-cell office:value-type="string">
            <text:p>400</text:p>
          </table:table-cell>
          <table:table-cell office:value-type="string">
            <text:p>Arm,F</text:p>
          </table:table-cell>
          <table:table-cell office:value-type="string">
            <text:p>8</text:p>
          </table:table-cell>
          <table:table-cell office:value-type="string">
            <text:p>Mech</text:p>
          </table:table-cell>
          <table:table-cell office:value-type="string">
            <text:p>1000</text:p>
          </table:table-cell>
          <table:table-cell office:value-type="string">
            <text:p>40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Heavy Truck</text:p>
          </table:table-cell>
          <table:table-cell office:value-type="string">
            <text:p>10</text:p>
          </table:table-cell>
          <table:table-cell office:value-type="string">
            <text:p>T2</text:p>
          </table:table-cell>
          <table:table-cell office:value-type="string">
            <text:p>4</text:p>
          </table:table-cell>
          <table:table-cell office:value-type="string">
            <text:p>Motor</text:p>
          </table:table-cell>
          <table:table-cell office:value-type="string">
            <text:p>300</text:p>
          </table:table-cell>
          <table:table-cell office:value-type="string">
            <text:p>1.5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HSW</text:p>
          </table:table-cell>
          <table:table-cell office:value-type="string">
            <text:p>(50)</text:p>
          </table:table-cell>
          <table:table-cell office:value-type="string">
            <text:p>F</text:p>
          </table:table-cell>
          <table:table-cell office:value-type="string">
            <text:p>0.5</text:p>
          </table:table-cell>
          <table:table-cell office:value-type="string">
            <text:p>Foot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IFW</text:p>
          </table:table-cell>
          <table:table-cell office:value-type="string">
            <text:p>200</text:p>
          </table:table-cell>
          <table:table-cell office:value-type="string">
            <text:p>Arm,Cv,F,T1</text:p>
          </table:table-cell>
          <table:table-cell office:value-type="string">
            <text:p>8</text:p>
          </table:table-cell>
          <table:table-cell office:value-type="string">
            <text:p>Mech</text:p>
          </table:table-cell>
          <table:table-cell office:value-type="string">
            <text:p>400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Large APC</text:p>
          </table:table-cell>
          <table:table-cell office:value-type="string">
            <text:p>100</text:p>
          </table:table-cell>
          <table:table-cell office:value-type="string">
            <text:p>Arm,Cv,F,T2</text:p>
          </table:table-cell>
          <table:table-cell office:value-type="string">
            <text:p>8</text:p>
          </table:table-cell>
          <table:table-cell office:value-type="string">
            <text:p>Mech</text:p>
          </table:table-cell>
          <table:table-cell office:value-type="string">
            <text:p>300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Light AAA</text:p>
          </table:table-cell>
          <table:table-cell office:value-type="string">
            <text:p>40</text:p>
          </table:table-cell>
          <table:table-cell office:value-type="string">
            <text:p>(Air),F</text:p>
          </table:table-cell>
          <table:table-cell office:value-type="string">
            <text:p>4</text:p>
          </table:table-cell>
          <table:table-cell office:value-type="string">
            <text:p>Mobility</text:p>
          </table:table-cell>
          <table:table-cell office:value-type="string">
            <text:p>70</text:p>
          </table:table-cell>
          <table:table-cell office:value-type="string">
            <text:p>3.5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Light Artillery</text:p>
          </table:table-cell>
          <table:table-cell office:value-type="string">
            <text:p>(60)</text:p>
          </table:table-cell>
          <table:table-cell office:value-type="string">
            <text:p>Ar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Light Tank</text:p>
          </table:table-cell>
          <table:table-cell office:value-type="string">
            <text:p>40</text:p>
          </table:table-cell>
          <table:table-cell office:value-type="string">
            <text:p>Arm,Cv,F,Rec</text:p>
          </table:table-cell>
          <table:table-cell office:value-type="string">
            <text:p>4</text:p>
          </table:table-cell>
          <table:table-cell office:value-type="string">
            <text:p>Mech</text:p>
          </table:table-cell>
          <table:table-cell office:value-type="string">
            <text:p>14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Light Truck</text:p>
          </table:table-cell>
          <table:table-cell office:value-type="string">
            <text:p>10</text:p>
          </table:table-cell>
          <table:table-cell office:value-type="string">
            <text:p>Cv,T1</text:p>
          </table:table-cell>
          <table:table-cell office:value-type="string">
            <text:p>2</text:p>
          </table:table-cell>
          <table:table-cell office:value-type="string">
            <text:p>Mobility</text:p>
          </table:table-cell>
          <table:table-cell office:value-type="string">
            <text:p>25</text:p>
          </table:table-cell>
          <table:table-cell office:value-type="string">
            <text:p>2.5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MANPAD</text:p>
          </table:table-cell>
          <table:table-cell office:value-type="string">
            <text:p>(100)</text:p>
          </table:table-cell>
          <table:table-cell office:value-type="string">
            <text:p>(Air)</text:p>
          </table:table-cell>
          <table:table-cell office:value-type="string">
            <text:p>0.5</text:p>
          </table:table-cell>
          <table:table-cell office:value-type="string">
            <text:p>Foot</text:p>
          </table:table-cell>
          <table:table-cell office:value-type="string">
            <text:p>37.5</text:p>
          </table:table-cell>
          <table:table-cell office:value-type="string">
            <text:p>7.5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MBT</text:p>
          </table:table-cell>
          <table:table-cell office:value-type="string">
            <text:p>500</text:p>
          </table:table-cell>
          <table:table-cell office:value-type="string">
            <text:p>Arm,Cav,F</text:p>
          </table:table-cell>
          <table:table-cell office:value-type="string">
            <text:p>8</text:p>
          </table:table-cell>
          <table:table-cell office:value-type="string">
            <text:p>Mech</text:p>
          </table:table-cell>
          <table:table-cell office:value-type="string">
            <text:p>750</text:p>
          </table:table-cell>
          <table:table-cell office:value-type="string">
            <text:p>30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Medium Tank</text:p>
          </table:table-cell>
          <table:table-cell office:value-type="string">
            <text:p>100</text:p>
          </table:table-cell>
          <table:table-cell office:value-type="string">
            <text:p>Arm,Cav,F</text:p>
          </table:table-cell>
          <table:table-cell office:value-type="string">
            <text:p>8</text:p>
          </table:table-cell>
          <table:table-cell office:value-type="string">
            <text:p>Mech</text:p>
          </table:table-cell>
          <table:table-cell office:value-type="string">
            <text:p>300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Mobile SAM</text:p>
          </table:table-cell>
          <table:table-cell office:value-type="string">
            <text:p>(800)</text:p>
          </table:table-cell>
          <table:table-cell office:value-type="string">
            <text:p>(Air)</text:p>
          </table:table-cell>
          <table:table-cell office:value-type="string">
            <text:p>4</text:p>
          </table:table-cell>
          <table:table-cell office:value-type="string">
            <text:p>Mobility</text:p>
          </table:table-cell>
          <table:table-cell office:value-type="string">
            <text:p>1000</text:p>
          </table:table-cell>
          <table:table-cell office:value-type="string">
            <text:p>50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Mortar Team</text:p>
          </table:table-cell>
          <table:table-cell office:value-type="string">
            <text:p>(50)</text:p>
          </table:table-cell>
          <table:table-cell office:value-type="string">
            <text:p>Art</text:p>
          </table:table-cell>
          <table:table-cell office:value-type="string">
            <text:p>1</text:p>
          </table:table-cell>
          <table:table-cell office:value-type="string">
            <text:p>Foot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Motor ATGM</text:p>
          </table:table-cell>
          <table:table-cell office:value-type="string">
            <text:p>160</text:p>
          </table:table-cell>
          <table:table-cell office:value-type="string">
            <text:p>(Arm),Cv</text:p>
          </table:table-cell>
          <table:table-cell office:value-type="string">
            <text:p>2</text:p>
          </table:table-cell>
          <table:table-cell office:value-type="string">
            <text:p>Mobility</text:p>
          </table:table-cell>
          <table:table-cell office:value-type="string">
            <text:p>140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Motor Recon</text:p>
          </table:table-cell>
          <table:table-cell office:value-type="float" office:value="10">
            <text:p>10</text:p>
          </table:table-cell>
          <table:table-cell office:value-type="string">
            <text:p>Cv,F,Rec</text:p>
          </table:table-cell>
          <table:table-cell office:value-type="string">
            <text:p>1</text:p>
          </table:table-cell>
          <table:table-cell office:value-type="string">
            <text:p>Mobility</text:p>
          </table:table-cell>
          <table:table-cell office:value-type="string">
            <text:p>25</text:p>
          </table:table-cell>
          <table:table-cell office:value-type="string">
            <text:p>2.5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Mounted Rifles</text:p>
          </table:table-cell>
          <table:table-cell office:value-type="string">
            <text:p>200</text:p>
          </table:table-cell>
          <table:table-cell office:value-type="string">
            <text:p>Cv,F,Rec</text:p>
          </table:table-cell>
          <table:table-cell office:value-type="string">
            <text:p>2</text:p>
          </table:table-cell>
          <table:table-cell office:value-type="string">
            <text:p>Mtd</text:p>
          </table:table-cell>
          <table:table-cell office:value-type="string">
            <text:p>100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Riflemen</text:p>
          </table:table-cell>
          <table:table-cell office:value-type="string">
            <text:p>40</text:p>
          </table:table-cell>
          <table:table-cell office:value-type="string">
            <text:p>F,Rec</text:p>
          </table:table-cell>
          <table:table-cell office:value-type="string">
            <text:p>1</text:p>
          </table:table-cell>
          <table:table-cell office:value-type="string">
            <text:p>Foot</text:p>
          </table:table-cell>
          <table:table-cell office:value-type="string">
            <text:p>60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SP AAA</text:p>
          </table:table-cell>
          <table:table-cell office:value-type="string">
            <text:p>200</text:p>
          </table:table-cell>
          <table:table-cell office:value-type="string">
            <text:p>(Air),F</text:p>
          </table:table-cell>
          <table:table-cell office:value-type="string">
            <text:p>8</text:p>
          </table:table-cell>
          <table:table-cell office:value-type="string">
            <text:p>Mech</text:p>
          </table:table-cell>
          <table:table-cell office:value-type="string">
            <text:p>500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SP Artillery</text:p>
          </table:table-cell>
          <table:table-cell office:value-type="string">
            <text:p>(500)</text:p>
          </table:table-cell>
          <table:table-cell office:value-type="string">
            <text:p>Art</text:p>
          </table:table-cell>
          <table:table-cell office:value-type="string">
            <text:p>8</text:p>
          </table:table-cell>
          <table:table-cell office:value-type="string">
            <text:p>Mech</text:p>
          </table:table-cell>
          <table:table-cell office:value-type="string">
            <text:p>500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SP Mortar</text:p>
          </table:table-cell>
          <table:table-cell office:value-type="string">
            <text:p>(200)</text:p>
          </table:table-cell>
          <table:table-cell office:value-type="string">
            <text:p>Art</text:p>
          </table:table-cell>
          <table:table-cell office:value-type="string">
            <text:p>4</text:p>
          </table:table-cell>
          <table:table-cell office:value-type="string">
            <text:p>Mech</text:p>
          </table:table-cell>
          <table:table-cell office:value-type="string">
            <text:p>200</text:p>
          </table:table-cell>
          <table:table-cell office:value-type="string">
            <text:p>`0</text:p>
          </table:table-cell>
          <table:table-cell office:value-type="string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Super Tank</text:p>
          </table:table-cell>
          <table:table-cell office:value-type="string">
            <text:p>20,000</text:p>
          </table:table-cell>
          <table:table-cell office:value-type="string">
            <text:p>Arm,Art,Cv,C31,F</text:p>
          </table:table-cell>
          <table:table-cell office:value-type="string">
            <text:p>16</text:p>
          </table:table-cell>
          <table:table-cell office:value-type="string">
            <text:p>Mech</text:p>
          </table:table-cell>
          <table:table-cell office:value-type="string">
            <text:p>60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TAD</text:p>
          </table:table-cell>
          <table:table-cell office:value-type="string">
            <text:p>(50,000)</text:p>
          </table:table-cell>
          <table:table-cell office:value-type="string">
            <text:p>(Air)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60000</text:p>
          </table:table-cell>
          <table:table-cell office:value-type="string">
            <text:p>2000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Troop Carrier</text:p>
          </table:table-cell>
          <table:table-cell office:value-type="string">
            <text:p>20</text:p>
          </table:table-cell>
          <table:table-cell office:value-type="string">
            <text:p>Cav,F,T1</text:p>
          </table:table-cell>
          <table:table-cell office:value-type="string">
            <text:p>4</text:p>
          </table:table-cell>
          <table:table-cell office:value-type="string">
            <text:p>Mech</text:p>
          </table:table-cell>
          <table:table-cell office:value-type="string">
            <text:p>80</text:p>
          </table:table-cell>
          <table:table-cell office:value-type="string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12/02/2013</text:date>, <text:time>08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Ferguson</meta:initial-creator>
    <meta:creation-date>2013-02-10T10:29:46.13</meta:creation-date>
    <dc:date>2013-02-12T08:41:54.44</dc:date>
    <dc:creator>Mark Ferguson</dc:creator>
    <meta:editing-duration>PT29M52S</meta:editing-duration>
    <meta:editing-cycles>10</meta:editing-cycles>
    <meta:generator>OpenOffice.org/3.4.1$Win32 OpenOffice.org_project/341m1$Build-9593</meta:generator>
    <meta:document-statistic meta:table-count="3" meta:cell-count="296" meta:object-count="0"/>
    <meta:user-defined meta:name="Info 1"/>
    <meta:user-defined meta:name="Info 2"/>
    <meta:user-defined meta:name="Info 3"/>
    <meta:user-defined meta:name="Info 4"/>
  </office:meta>
</office:document-meta>
</file>